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000000" draw:marker-start-width="0.266cm" draw:marker-end-width="0.266cm" svg:stroke-opacity="100%" draw:stroke-linejoin="miter" draw:fill="solid" draw:fill-color="#ffffff" draw:opacity="100%" draw:textarea-horizontal-align="center" draw:textarea-vertical-align="middle" draw:auto-grow-height="false" draw:auto-grow-width="false" fo:padding-top="0.149cm" fo:padding-bottom="0.149cm" fo:padding-left="0.276cm" fo:padding-right="0.276cm" fo:wrap-option="wrap"/>
    </style:style>
    <style:style style:name="gr2" style:family="graphic" style:parent-style-name="standard">
      <style:graphic-properties draw:stroke="solid" svg:stroke-width="0.07cm" svg:stroke-color="#000000" draw:marker-start-width="0.266cm" draw:marker-end-width="0.266cm" svg:stroke-opacity="100%" draw:stroke-linejoin="round" draw:fill="solid" draw:fill-color="#ffffff" draw:opacity="100%" draw:textarea-horizontal-align="center" draw:textarea-vertical-align="middle" draw:auto-grow-height="false" draw:auto-grow-width="false" fo:padding-top="0.149cm" fo:padding-bottom="0.149cm" fo:padding-left="0.276cm" fo:padding-right="0.276cm" fo:wrap-option="wrap"/>
    </style:style>
    <style:style style:name="gr3" style:family="graphic" style:parent-style-name="standard">
      <style:graphic-properties draw:stroke="solid" svg:stroke-width="0.07cm" svg:stroke-color="#9999ff" draw:marker-start-width="0.266cm" draw:marker-end="a26" draw:marker-end-width="0.266cm" svg:stroke-opacity="100%" svg:stroke-linecap="butt" draw:fill="none" fo:padding-top="0.002cm" fo:padding-bottom="0.002cm" fo:padding-left="0.002cm" fo:padding-right="0.002cm"/>
    </style:style>
    <style:style style:name="gr4" style:family="graphic" style:parent-style-name="standard">
      <style:graphic-properties draw:stroke="solid" svg:stroke-width="0.07cm" svg:stroke-color="#9999ff" draw:marker-start-width="0.266cm" draw:marker-end="a23" draw:marker-end-width="0.266cm" svg:stroke-opacity="100%" svg:stroke-linecap="butt" draw:fill="none" fo:padding-top="0.002cm" fo:padding-bottom="0.002cm" fo:padding-left="0.002cm" fo:padding-right="0.002cm"/>
    </style:style>
    <style:style style:name="gr5" style:family="graphic" style:parent-style-name="standard">
      <style:graphic-properties draw:stroke="solid" svg:stroke-width="0.07cm" svg:stroke-color="#9999ff" draw:marker-start-width="0.266cm" draw:marker-end="a20" draw:marker-end-width="0.266cm" svg:stroke-opacity="100%" svg:stroke-linecap="butt" draw:fill="none" fo:padding-top="0.002cm" fo:padding-bottom="0.002cm" fo:padding-left="0.002cm" fo:padding-right="0.002cm"/>
    </style:style>
    <style:style style:name="gr6" style:family="graphic" style:parent-style-name="standard">
      <style:graphic-properties draw:stroke="solid" svg:stroke-width="0.07cm" svg:stroke-color="#9999ff" draw:marker-start-width="0.266cm" draw:marker-end="a14" draw:marker-end-width="0.266cm" svg:stroke-opacity="100%" svg:stroke-linecap="butt" draw:fill="none" fo:padding-top="0.002cm" fo:padding-bottom="0.002cm" fo:padding-left="0.002cm" fo:padding-right="0.002cm"/>
    </style:style>
    <style:style style:name="gr7" style:family="graphic" style:parent-style-name="standard">
      <style:graphic-properties draw:stroke="solid" svg:stroke-width="0.07cm" svg:stroke-color="#9999ff" draw:marker-start-width="0.266cm" draw:marker-end="a5" draw:marker-end-width="0.266cm" svg:stroke-opacity="100%" svg:stroke-linecap="butt" draw:fill="none" fo:padding-top="0.002cm" fo:padding-bottom="0.002cm" fo:padding-left="0.002cm" fo:padding-right="0.002cm"/>
    </style:style>
    <style:style style:name="gr8" style:family="graphic" style:parent-style-name="standard">
      <style:graphic-properties draw:stroke="solid" svg:stroke-width="0.07cm" svg:stroke-color="#9999ff" draw:marker-start-width="0.266cm" draw:marker-end="a1" draw:marker-end-width="0.266cm" svg:stroke-opacity="100%" svg:stroke-linecap="butt" draw:fill="none" fo:padding-top="0.002cm" fo:padding-bottom="0.002cm" fo:padding-left="0.002cm" fo:padding-right="0.002cm"/>
    </style:style>
    <style:style style:name="gr9" style:family="graphic" style:parent-style-name="objectwithoutfill">
      <style:graphic-properties svg:stroke-width="0.07cm" svg:stroke-color="#9999ff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2pt"/>
    </style:style>
    <style:style style:name="P3" style:family="paragraph">
      <loext:graphic-properties draw:fill="none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sub 65%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fr" fo:country="FR" style:font-size-asian="10pt" style:font-size-complex="10pt"/>
    </style:style>
    <style:style style:name="T6" style:family="tex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T7" style:family="text">
      <style:text-properties style:text-position="super 65%" fo:font-size="10pt" fo:language="fr" fo:country="FR" fo:font-weight="bold" style:font-size-asian="10pt" style:font-weight-asian="bold" style:font-size-complex="10pt" style:font-weight-complex="bold"/>
    </style:style>
    <style:style style:name="T8" style:family="text">
      <style:text-properties style:text-position="sub 65%" fo:font-size="10pt" fo:language="fr" fo:country="FR" fo:font-weight="bold" style:font-size-asian="10pt" style:font-weight-asian="bold" style:font-size-complex="10pt" style:font-weight-complex="bold"/>
    </style:style>
    <style:style style:name="T9" style:family="text">
      <style:text-properties fo:color="#ff0000" fo:font-size="10pt" fo:language="fr" fo:country="FR" style:font-size-asian="10pt" style:font-size-complex="10pt"/>
    </style:style>
    <style:style style:name="T10" style:family="text">
      <style:text-properties fo:color="#4bacc6" fo:font-size="10pt" fo:language="fr" fo:country="FR" style:font-size-asian="10pt" style:font-size-complex="10pt"/>
    </style:style>
    <style:style style:name="T11" style:family="text">
      <style:text-properties style:text-position="super 65%" fo:font-size="10pt" fo:language="fr" fo:country="FR" style:font-size-asian="10pt" style:font-size-complex="10pt"/>
    </style:style>
    <style:style style:name="T12" style:family="text">
      <style:text-properties style:text-position="sub 65%" fo:font-size="10pt" fo:language="fr" fo:country="FR" style:font-size-asian="10pt" style:font-size-complex="10pt"/>
    </style:style>
    <style:style style:name="T13" style:family="text">
      <style:text-properties style:text-position="sub 65%" fo:font-size="10pt" style:font-size-asian="10pt" style:font-size-complex="10pt"/>
    </style:style>
    <style:style style:name="T14" style:family="text">
      <style:text-properties style:use-window-font-color="true" fo:font-size="10pt" fo:language="fr" fo:country="F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AutoShape 34" draw:style-name="gr1" draw:text-style-name="P2" xml:id="id2" draw:id="id2" draw:layer="layout" svg:width="5.6cm" svg:height="1.362cm" svg:x="6.1cm" svg:y="3.938cm">
          <text:p text:style-name="P1"><text:span text:style-name="T1">Tant que k &gt;= 0</text:span></text:p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draw:name="AutoShape 35" draw:style-name="gr2" draw:text-style-name="P2" xml:id="id3" draw:id="id3" draw:layer="layout" svg:width="4.993cm" svg:height="0.9cm" svg:x="6.4cm" svg:y="6.2cm">
          <text:p text:style-name="P1"><text:span text:style-name="T2">Selection reproducteurs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36" draw:style-name="gr2" draw:text-style-name="P2" xml:id="id1" draw:id="id1" draw:layer="layout" svg:width="3.758cm" svg:height="1.966cm" svg:x="7cm" svg:y="1.134cm">
          <text:p text:style-name="P1"><text:span text:style-name="T2">Population </text:span><text:span text:style-name="T3">P</text:span><text:span text:style-name="T4">k</text:span></text:p>
          <text:p text:style-name="P1"><text:span text:style-name="T2">Taille </text:span><text:span text:style-name="T3">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37" draw:style-name="gr2" draw:text-style-name="P2" xml:id="id4" draw:id="id4" draw:layer="layout" svg:width="5.3cm" svg:height="2.61cm" svg:x="6.2cm" svg:y="7.89cm">
          <text:p text:style-name="P1"><text:span text:style-name="T5">Pop de reproducteurs </text:span><text:span text:style-name="T6">P</text:span><text:span text:style-name="T7">~</text:span><text:span text:style-name="T8">k+1</text:span></text:p>
          <text:p text:style-name="P1"><text:span text:style-name="T5">Taille </text:span><text:span text:style-name="T6">p</text:span><text:span text:style-name="T5"> </text:span></text:p>
          <text:p text:style-name="P1"><text:span text:style-name="T9">(=2*m ?)</text:span></text:p>
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AutoShape 38" draw:style-name="gr2" draw:text-style-name="P2" xml:id="id5" draw:id="id5" draw:layer="layout" svg:width="5.857cm" svg:height="1.7cm" svg:x="5.943cm" svg:y="11.3cm">
          <text:p text:style-name="P1"><text:span text:style-name="T5">Hybridation des p reproducteurs </text:span></text:p>
          <text:p text:style-name="P1"><text:span text:style-name="T9">m couples (exclusifs)</text:span></text:p>
          <text:p text:style-name="P1"><text:span text:style-name="T10">Tous 2 à 2 : sum_{i=1}^p couples</text:span></text:p>
          <draw:enhanced-geometry svg:viewBox="0 0 21600 21600" draw:path-stretchpoint-x="10800" draw:path-stretchpoint-y="10800" draw:text-areas="?f3 ?f4 ?f5 ?f6" draw:type="non-primitive" draw:modifiers="4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39" draw:style-name="gr2" draw:text-style-name="P2" xml:id="id6" draw:id="id6" draw:layer="layout" svg:width="5.539cm" svg:height="2.206cm" svg:x="6.104cm" svg:y="13.7cm">
          <text:p text:style-name="P1"><text:span text:style-name="T5">Pop </text:span><text:span text:style-name="T6">P</text:span><text:span text:style-name="T7">~</text:span><text:span text:style-name="T8">k+1</text:span></text:p>
          <text:p text:style-name="P1"><text:span text:style-name="T9">Taille 2*m</text:span></text:p>
          <text:p text:style-name="P1"><text:span text:style-name="T10">Taille m(m-1)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AutoShape 40" draw:style-name="gr2" draw:text-style-name="P2" xml:id="id13" draw:id="id13" draw:layer="layout" svg:width="4.993cm" svg:height="0.683cm" svg:x="6.35cm" svg:y="16.617cm">
          <text:p text:style-name="P1"><text:span text:style-name="T5">Mutation de P</text:span><text:span text:style-name="T11">~</text:span><text:span text:style-name="T12">k+1</text:span><text:span text:style-name="T5"> (</text:span><text:span text:style-name="T2">α</text:span><text:span text:style-name="T5">%)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39" draw:style-name="gr2" draw:text-style-name="P2" xml:id="id7" draw:id="id7" draw:layer="layout" svg:width="5.608cm" svg:height="1.9cm" svg:x="6.035cm" svg:y="18.2cm">
          <text:p text:style-name="P1"><text:span text:style-name="T5">Pop </text:span><text:span text:style-name="T6">P</text:span><text:span text:style-name="T7">^</text:span><text:span text:style-name="T8">k+1</text:span></text:p>
          <text:p text:style-name="P1"><text:span text:style-name="T9">Taille 2*m</text:span></text:p>
          <text:p text:style-name="P1"><text:span text:style-name="T10">Taille m(m-1)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AutoShape 35" draw:style-name="gr2" draw:text-style-name="P2" xml:id="id8" draw:id="id8" draw:layer="layout" svg:width="5.167cm" svg:height="1.87cm" svg:x="6.276cm" svg:y="20.93cm">
          <text:p text:style-name="P1"><text:span text:style-name="T2">Selection finale</text:span></text:p>
          <text:p text:style-name="P1"><text:span text:style-name="T2">q individus de P</text:span><text:span text:style-name="T13">k</text:span></text:p>
          <text:p text:style-name="P1"><text:span text:style-name="T5">n-q individus de </text:span><text:span text:style-name="T6">P</text:span><text:span text:style-name="T7">^</text:span><text:span text:style-name="T8">k+1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Oval 36" draw:style-name="gr2" draw:text-style-name="P2" xml:id="id9" draw:id="id9" draw:layer="layout" svg:width="3.758cm" svg:height="1.771cm" svg:x="12.542cm" svg:y="20.929cm">
          <text:p text:style-name="P1"><text:span text:style-name="T2">Population </text:span><text:span text:style-name="T3">P</text:span><text:span text:style-name="T4">k</text:span></text:p>
          <text:p text:style-name="P1"><text:span text:style-name="T2">Taille </text:span><text:span text:style-name="T3">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Connecteur droit avec flèche 14" draw:style-name="gr3" draw:text-style-name="P3" draw:layer="layout" draw:type="line" svg:x1="8.879cm" svg:y1="3.1cm" svg:x2="8.9cm" svg:y2="3.938cm" draw:start-shape="id1" draw:start-glue-point="2" draw:end-shape="id2" draw:end-glue-point="0" svg:d="M8879 3100l21 838" svg:viewBox="0 0 22 839">
          <text:p/>
        </draw:connector>
        <draw:connector draw:name="Connecteur droit avec flèche 15" draw:style-name="gr4" draw:text-style-name="P3" draw:layer="layout" draw:type="line" svg:x1="8.9cm" svg:y1="5.3cm" svg:x2="8.896cm" svg:y2="6.2cm" draw:start-shape="id2" draw:start-glue-point="2" draw:end-shape="id3" draw:end-glue-point="0" svg:d="M8900 5300l-4 900" svg:viewBox="0 0 5 901">
          <text:p/>
        </draw:connector>
        <draw:connector draw:name="Connecteur droit avec flèche 16" draw:style-name="gr5" draw:text-style-name="P3" draw:layer="layout" draw:type="line" svg:x1="8.896cm" svg:y1="7.1cm" svg:x2="8.85cm" svg:y2="7.89cm" draw:start-shape="id3" draw:start-glue-point="2" draw:end-shape="id4" svg:d="M8896 7100l-46 790" svg:viewBox="0 0 47 791">
          <text:p/>
        </draw:connector>
        <draw:connector draw:name="Connecteur : en angle 18" draw:style-name="gr6" draw:text-style-name="P3" draw:layer="layout" svg:x1="8.871cm" svg:y1="13cm" svg:x2="8.873cm" svg:y2="13.7cm" draw:start-shape="id5" draw:start-glue-point="2" draw:end-shape="id6" draw:end-glue-point="0" svg:d="M8871 13000v351h2v349" svg:viewBox="0 0 3 701">
          <text:p/>
        </draw:connector>
        <draw:connector draw:name="Connecteur droit avec flèche 23" draw:style-name="gr7" draw:text-style-name="P3" draw:layer="layout" draw:type="line" svg:x1="8.839cm" svg:y1="20.1cm" svg:x2="8.859cm" svg:y2="20.93cm" draw:start-shape="id7" draw:start-glue-point="2" draw:end-shape="id8" draw:end-glue-point="0" svg:d="M8839 20100l20 830" svg:viewBox="0 0 21 831">
          <text:p/>
        </draw:connector>
        <draw:connector draw:name="Connecteur droit avec flèche 26" draw:style-name="gr8" draw:text-style-name="P3" draw:layer="layout" draw:type="line" svg:x1="12.542cm" svg:y1="21.814cm" svg:x2="11.443cm" svg:y2="21.865cm" draw:start-shape="id9" draw:start-glue-point="3" draw:end-shape="id8" draw:end-glue-point="1" svg:d="M12542 21814l-1099 51" svg:viewBox="0 0 1100 52">
          <text:p/>
        </draw:connector>
        <draw:custom-shape draw:name="Oval 39" draw:style-name="gr2" draw:text-style-name="P2" xml:id="id10" draw:id="id10" draw:layer="layout" svg:width="3.837cm" svg:height="1.5cm" svg:x="6.977cm" svg:y="23.6cm">
          <text:p text:style-name="P1"><text:span text:style-name="T5">Pop </text:span><text:span text:style-name="T6">P</text:span><text:span text:style-name="T8">k+1</text:span></text:p>
          <text:p text:style-name="P1"><text:span text:style-name="T14">Taille n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AutoShape 34" draw:style-name="gr1" draw:text-style-name="P2" xml:id="id11" draw:id="id11" draw:layer="layout" svg:width="5.216cm" svg:height="2.016cm" svg:x="6.284cm" svg:y="26cm">
          <text:p text:style-name="P1"><text:span text:style-name="T1">Test d'arrêt</text:span></text:p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onnector draw:name="Connecteur droit avec flèche 23" draw:style-name="gr7" draw:text-style-name="P3" draw:layer="layout" draw:type="line" svg:x1="8.859cm" svg:y1="22.8cm" svg:x2="8.895cm" svg:y2="23.6cm" draw:start-shape="id8" draw:start-glue-point="2" draw:end-shape="id10" draw:end-glue-point="0" svg:d="M8859 22800l36 800" svg:viewBox="0 0 37 801">
          <text:p/>
        </draw:connector>
        <draw:connector draw:name="Connecteur droit avec flèche 23" draw:style-name="gr7" draw:text-style-name="P3" draw:layer="layout" draw:type="line" svg:x1="8.895cm" svg:y1="25.1cm" svg:x2="8.892cm" svg:y2="26cm" draw:start-shape="id10" draw:start-glue-point="2" draw:end-shape="id11" draw:end-glue-point="0" svg:d="M8895 25100l-3 900" svg:viewBox="0 0 4 901">
          <text:p/>
        </draw:connector>
        <draw:connector draw:name="Connecteur droit avec flèche 23" draw:style-name="gr7" draw:text-style-name="P3" draw:layer="layout" draw:type="line" svg:x1="11.5cm" svg:y1="27.008cm" svg:x2="14.9cm" svg:y2="26.95cm" draw:start-shape="id11" draw:start-glue-point="1" draw:end-shape="id12" draw:end-glue-point="3" svg:d="M11500 27008l3400-58" svg:viewBox="0 0 3401 59">
          <text:p/>
        </draw:connector>
        <draw:connector draw:style-name="gr9" draw:text-style-name="P4" draw:layer="layout" draw:line-skew="-4.247cm" svg:x1="6.284cm" svg:y1="27.008cm" svg:x2="6.1cm" svg:y2="4.619cm" draw:start-shape="id11" draw:start-glue-point="3" draw:end-shape="id2" draw:end-glue-point="3" svg:d="M6284 27008h-5079v-22389h4895" svg:viewBox="0 0 5080 22390">
          <text:p/>
        </draw:connector>
        <draw:connector draw:name="Connecteur droit avec flèche 16" draw:style-name="gr5" draw:text-style-name="P3" draw:layer="layout" draw:type="line" svg:x1="8.85cm" svg:y1="10.5cm" svg:x2="8.871cm" svg:y2="11.3cm" draw:start-shape="id4" draw:start-glue-point="2" draw:end-shape="id5" draw:end-glue-point="0" svg:d="M8850 10500l21 800" svg:viewBox="0 0 22 801">
          <text:p/>
        </draw:connector>
        <draw:connector draw:style-name="gr9" draw:text-style-name="P4" draw:layer="layout" svg:x1="10.758cm" svg:y1="2.117cm" svg:x2="14.421cm" svg:y2="20.929cm" draw:start-shape="id1" draw:start-glue-point="1" draw:end-shape="id9" draw:end-glue-point="0" svg:d="M10758 2117h3663v18812" svg:viewBox="0 0 3664 18813">
          <text:p/>
        </draw:connector>
        <draw:connector draw:name="Connecteur droit avec flèche 23" draw:style-name="gr7" draw:text-style-name="P3" draw:layer="layout" draw:type="line" svg:x1="8.846cm" svg:y1="17.3cm" svg:x2="8.839cm" svg:y2="18.2cm" draw:start-shape="id13" draw:start-glue-point="2" draw:end-shape="id7" draw:end-glue-point="0" svg:d="M8846 17300l-7 900" svg:viewBox="0 0 8 901">
          <text:p/>
        </draw:connector>
        <draw:connector draw:name="Connecteur droit avec flèche 23" draw:style-name="gr7" draw:text-style-name="P3" draw:layer="layout" draw:type="line" svg:x1="8.873cm" svg:y1="15.906cm" svg:x2="8.846cm" svg:y2="16.617cm" draw:start-shape="id6" draw:start-glue-point="2" draw:end-shape="id13" draw:end-glue-point="0" svg:d="M8873 15906l-27 711" svg:viewBox="0 0 28 712">
          <text:p/>
        </draw:connector>
        <draw:custom-shape draw:name="AutoShape 35" draw:style-name="gr2" draw:text-style-name="P2" xml:id="id12" draw:id="id12" draw:layer="layout" svg:width="2.1cm" svg:height="0.9cm" svg:x="14.9cm" svg:y="26.5cm">
          <text:p text:style-name="P1"><text:span text:style-name="T2">Fi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style-name="gr10" draw:text-style-name="P5" draw:layer="layout" svg:width="2.7cm" svg:height="1.1cm" svg:x="2.4cm" svg:y="25.6cm">
          <text:p text:style-name="P1"><text:span text:style-name="T2">N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5" draw:layer="layout" svg:width="2.7cm" svg:height="1.1cm" svg:x="11.7cm" svg:y="27.3cm">
          <text:p text:style-name="P1"><text:span text:style-name="T2">Ou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1" svg:viewBox="0 0 20 30" svg:d="M10 0l-10 30h20z"/>
    <draw:marker draw:name="a14" svg:viewBox="0 0 20 30" svg:d="M10 0l-10 30h20z"/>
    <draw:marker draw:name="a20" svg:viewBox="0 0 20 30" svg:d="M10 0l-10 30h20z"/>
    <draw:marker draw:name="a23" svg:viewBox="0 0 20 30" svg:d="M10 0l-10 30h20z"/>
    <draw:marker draw:name="a26" svg:viewBox="0 0 20 30" svg:d="M10 0l-10 30h20z"/>
    <draw:marker draw:name="a5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itre_20_1" style:display-name="Titre 1" style:family="graphic">
      <style:paragraph-properties fo:margin-top="0.374cm" fo:margin-bottom="0.374cm" style:text-autospace="none"/>
      <style:text-properties style:font-name="Arial" fo:font-family="Arial" style:font-family-generic="swiss" style:font-pitch="variable" fo:font-size="10pt" fo:language="en" fo:country="US" fo:font-weight="bold" style:font-name-asian="Arial" style:font-family-asian="Arial" style:font-family-generic-asian="swiss" style:font-pitch-asian="variable" style:font-size-asian="10pt" style:font-weight-asian="bold" style:font-weight-complex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rial" style:font-family-asian="Arial" style:font-family-generic-asian="swiss" style:font-pitch-asian="variable" style:font-size-asian="12pt" style:language-asian="zh" style:country-asian="CN" style:font-size-complex="12pt"/>
    </style:style>
    <style:style style:name="Liste" style:family="graphic">
      <style:paragraph-properties fo:margin-top="0cm" fo:margin-bottom="0.88cm" style:text-autospace="none"/>
      <style:text-properties style:font-name-asian="Arial" style:font-family-asian="Arial" style:font-family-generic-asian="swiss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Arial" style:font-family-asian="Arial" style:font-family-generic-asian="swiss" style:font-pitch-asian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Caillebotte</meta:initial-creator>
    <meta:creation-date>2021-03-14T10:49:12.22</meta:creation-date>
    <dc:date>2021-03-17T16:49:39.885000000</dc:date>
    <meta:editing-duration>PT22M28S</meta:editing-duration>
    <meta:editing-cycles>2</meta:editing-cycles>
    <meta:generator>LibreOffice/6.0.6.2$Windows_X86_64 LibreOffice_project/0c292870b25a325b5ed35f6b45599d2ea4458e77</meta:generator>
    <meta:document-statistic meta:object-count="29"/>
  </office:meta>
</office:document-meta>
</file>